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2cm" svg:x="2.9cm" svg:y="9.5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5cm" svg:height="6.1cm" svg:x="2.9cm" svg:y="11.5cm">
          <text:p text:style-name="P2">Lamp()</text:p>
          <text:p text:style-name="P2">switchOn()</text:p>
          <text:p text:style-name="P2">switchOff()</text:p>
          <text:p text:style-name="P2">dim()</text:p>
          <text:p text:style-name="P2">brighten()</text:p>
          <text:p text:style-name="P2">setIntensity(value: double)</text:p>
          <text:p text:style-name="P2">getIntensity(): double</text:p>
          <text:p text:style-name="P2">isSwitchedOn(): boole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cm" svg:height="2cm" svg:x="14.4cm" svg:y="9.5cm">
          <text:p text:style-name="P1">LampsRo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cm" svg:height="5.1cm" svg:x="14.4cm" svg:y="11.5cm">
          <text:p text:style-name="P2">LampsRow(size:int)</text:p>
          <text:p text:style-name="P2">installLamp(position:int,lamp:Lamp)</text:p>
          <text:p text:style-name="P2">removeLamp(position:int)</text:p>
          <text:p text:style-name="P2">switchAll(on:boolean)</text:p>
          <text:p text:style-name="P2">getLamp(position:int):Lamp</text:p>
          <text:p text:style-name="P2">isInstalled(position:int):boolea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cm" svg:y1="10.6cm" svg:x2="11.4cm" svg:y2="10.6cm">
          <text:p/>
        </draw:line>
        <draw:frame draw:style-name="gr3" draw:layer="layout" svg:width="1.666cm" svg:height="1.962cm" svg:x="11.6cm" svg:y="9.5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7</meta:editing-cycles>
    <meta:generator>LibreOffice/3.6$Linux_X86_64 LibreOffice_project/360m1$Build-2</meta:generator>
    <dc:date>2013-08-01T00:37:08</dc:date>
    <meta:document-statistic meta:object-count="6"/>
  </office:meta>
</office:document-meta>
</file>